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enUtils.Texen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xenUtils.getContents( final File 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exenUtils.populateContext( final ExtendedProperties properties , final Context context , final TexenFileResolver fileResolv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